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78a" officeooo:paragraph-rsid="000ce7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8a" officeooo:paragraph-rsid="000ce7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2af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0ce78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a47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ce78a" officeooo:paragraph-rsid="0013a475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0ce78a" style:font-size-asian="12pt" style:font-weight-asian="normal" style:font-size-complex="12pt" style:font-weight-complex="normal"/>
    </style:style>
    <style:style style:name="T3" style:family="text">
      <style:text-properties style:text-underline-style="none" officeooo:rsid="000ce78a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normal"/>
    </style:style>
    <style:style style:name="T6" style:family="text">
      <style:text-properties fo:font-variant="normal" fo:text-transform="none" fo:color="#202122" loext:opacity="100%" style:font-name="Liberation Serif" fo:font-size="10.5pt" fo:letter-spacing="normal" fo:font-style="normal"/>
    </style:style>
    <style:style style:name="T7" style:family="text">
      <style:text-properties fo:font-variant="normal" fo:text-transform="none" fo:color="#202122" loext:opacity="100%" style:font-name="Liberation Serif" fo:letter-spacing="normal" fo:font-style="normal" style:font-size-asian="12pt" style:font-size-complex="12pt"/>
    </style:style>
    <style:style style:name="T8" style:family="text">
      <style:text-properties fo:font-variant="normal" fo:text-transform="none" fo:color="#202122" loext:opacity="100%" fo:letter-spacing="normal" fo:font-style="normal"/>
    </style:style>
    <style:style style:name="T9" style:family="text">
      <style:text-properties fo:font-variant="normal" fo:text-transform="none" fo:color="#202122" loext:opacity="100%" fo:letter-spacing="normal" fo:font-style="normal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– Assignment 02</text:p>
      <text:p text:style-name="P2">------------------------------------------------------------------------------------------</text:p>
      <text:p text:style-name="P5">01.Elucidate the following concepts: 'Statically Typed Language', 'Dynamically Typed Language' 'Strongly Typed Language', and 'Loosely Typed Language'? Also, into which of these categories would Java fall?”</text:p>
      <text:p text:style-name="P5"/>
      <text:p text:style-name="P5">Statically Typed Language -&gt; <text:span text:style-name="T4">These type <text:s/>of languages performing the Type checking at the Compile Time.</text:span></text:p>
      <text:p text:style-name="P6">Dynamically Typed Language -&gt; <text:span text:style-name="T4">These type of languages performing their Type checking at the Run Time.</text:span></text:p>
      <text:p text:style-name="P6">Strongly Typed Language<text:span text:style-name="T4"> -&gt; These type of languages consider about their type very strictly.</text:span></text:p>
      <text:p text:style-name="P6"><text:span text:style-name="T4">As an Example you can not assign a String value to a Integer type variable.</text:span></text:p>
      <text:p text:style-name="P6">Loosely Typed Language<text:span text:style-name="T4"> -&gt; This is the opposite of Strongly typed languages. In these type of languages you did not need to mentioned the type of your variables.</text:span></text:p>
      <text:p text:style-name="P6"><text:span text:style-name="T4"/></text:p>
      <text:list xml:id="list3679949972" text:style-name="L1">
        <text:list-item>
          <text:p text:style-name="P7"><text:span text:style-name="T4">Java is a both Statically and Dynamically typed Language. It is also in the category of Strongly Typed Language.</text:span></text:p>
        </text:list-item>
      </text:list>
      <text:p text:style-name="P6"><text:span text:style-name="T4"/></text:p>
      <text:p text:style-name="P6"><text:span text:style-name="T4">////////////////////////////////////////////////////////////////////////////////////////////////////////////////////////////////////////////////</text:span></text:p>
      <text:p text:style-name="P6">2. "Could you clarify the meanings of 'Case Sensitive', 'Case Insensitive', and Case Sensitive-Insensitive' as they relate to programming languages with some <text:s/>examples? Furthermore, how would you classify Java in relation to these terms?”</text:p>
      <text:p text:style-name="P6"/>
      <text:p text:style-name="P3">Case Sensitive Programming Languages means they treated the lower case and upper case letters as distinct. For examples : C , C++ , Java , C# , Python</text:p>
      <text:p text:style-name="P3"/>
      <text:p text:style-name="P4">Case Insensitive Programming Languages means they treated the lower case and upper case letters as equivalent. For examples : ABAP , BASICs , SQL , Fortran</text:p>
      <text:p text:style-name="P4"/>
      <text:p text:style-name="P8"><text:span text:style-name="T3">Some other programming languages the case sensitivity is varying. For a example PHP is a that kind of language. In this language variable names are case sensitive but function names are not case sensitive. </text:span></text:p>
      <text:p text:style-name="P8"><text:span text:style-name="T3"/></text:p>
      <text:p text:style-name="P8"><text:span text:style-name="T3">Java is a case-sensitive programming language.</text:span></text:p>
      <text:p text:style-name="P8"><text:span text:style-name="T3"/></text:p>
      <text:p text:style-name="P9"><text:span text:style-name="T4">///////////////////////////////////////////////////////////////////////////////////////////////////////////////////////////////////////////////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07:35.737109042</meta:creation-date>
    <dc:date>2023-07-31T08:20:04.458667302</dc:date>
    <meta:editing-duration>PT3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70" meta:character-count="2062" meta:non-whitespace-character-count="1805"/>
  </office:meta>
</office:document-meta>
</file>